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9D0000001ABF62597609AFE5FE.png" manifest:media-type="image/png"/>
  <manifest:file-entry manifest:full-path="Pictures/1000336400001042000002AE8C2B294C3B05E066.svg" manifest:media-type="image/svg+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nux Biolinum Keyboard1" svg:font-family="'Linux Biolinum Keyboard'" style:font-adornments="Normal"/>
    <style:font-face style:name="Mangal1" svg:font-family="Mangal"/>
    <style:font-face style:name="Calibri" svg:font-family="Calibri" style:font-family-generic="roman"/>
    <style:font-face style:name="Courier New" svg:font-family="'Courier New'" style:font-family-generic="modern" style:font-pitch="fixed"/>
    <style:font-face style:name="Liberation Mono" svg:font-family="'Liberation Mono'" style:font-family-generic="modern" style:font-pitch="fixed"/>
    <style:font-face style:name="Lohit Devanagari" svg:font-family="'Lohit Devanagari'"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WenQuanYi Zen Hei Mono" svg:font-family="'WenQuanYi Zen Hei Mono'" style:font-family-generic="modern" style:font-pitch="fixed"/>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Chivo Black" svg:font-family="'Chivo Black'" style:font-adornments="Normal" style:font-pitch="variable"/>
    <style:font-face style:name="Linux Biolinum Keyboard" svg:font-family="'Linux Biolinum Keyboard'" style:font-adornments="Normal" style:font-pitch="variable"/>
    <style:font-face style:name="Liberation Serif" svg:font-family="'Liberation Serif'" style:font-family-generic="roman" style:font-pitch="variable"/>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8.5cm" style:rel-column-width="32767*"/>
    </style:style>
    <style:style style:name="Tabla1.A1" style:family="table-cell">
      <style:table-cell-properties style:writing-mode="page"/>
    </style:style>
    <style:style style:name="Tabla2" style:family="table">
      <style:table-properties style:width="17cm" table:align="margins" style:writing-mode="lr-tb"/>
    </style:style>
    <style:style style:name="Tabla2.A" style:family="table-column">
      <style:table-column-properties style:column-width="8.5cm" style:rel-column-width="32767*"/>
    </style:style>
    <style:style style:name="Tabla2.A1" style:family="table-cell">
      <style:table-cell-properties style:writing-mode="page"/>
    </style:style>
    <style:style style:name="Tabla3" style:family="table">
      <style:table-properties style:width="17cm" table:align="margins" style:writing-mode="lr-tb"/>
    </style:style>
    <style:style style:name="Tabla3.A" style:family="table-column">
      <style:table-column-properties style:column-width="8.5cm" style:rel-column-width="32767*"/>
    </style:style>
    <style:style style:name="Tabla3.A1" style:family="table-cell">
      <style:table-cell-properties style:writing-mode="page"/>
    </style:style>
    <style:style style:name="Tabla4" style:family="table">
      <style:table-properties style:width="17cm" table:align="margins" style:writing-mode="lr-tb"/>
    </style:style>
    <style:style style:name="Tabla4.A" style:family="table-column">
      <style:table-column-properties style:column-width="8.5cm" style:rel-column-width="32767*"/>
    </style:style>
    <style:style style:name="Tabla4.A1" style:family="table-cell">
      <style:table-cell-properties style:writing-mode="page"/>
    </style:style>
    <style:style style:name="Tabla5" style:family="table">
      <style:table-properties style:width="17cm" table:align="margins" style:writing-mode="lr-tb"/>
    </style:style>
    <style:style style:name="Tabla5.A" style:family="table-column">
      <style:table-column-properties style:column-width="8.5cm" style:rel-column-width="32767*"/>
    </style:style>
    <style:style style:name="Tabla5.A1" style:family="table-cell">
      <style:table-cell-properties style:writing-mode="page"/>
    </style:style>
    <style:style style:name="Tabla6" style:family="table">
      <style:table-properties style:width="17cm" table:align="margins" style:writing-mode="lr-tb"/>
    </style:style>
    <style:style style:name="Tabla6.A" style:family="table-column">
      <style:table-column-properties style:column-width="8.5cm" style:rel-column-width="32767*"/>
    </style:style>
    <style:style style:name="Tabla6.A1" style:family="table-cell">
      <style:table-cell-properties style:writing-mode="page"/>
    </style:style>
    <style:style style:name="Tabla7" style:family="table">
      <style:table-properties style:width="17cm" table:align="margins" style:writing-mode="lr-tb"/>
    </style:style>
    <style:style style:name="Tabla7.A" style:family="table-column">
      <style:table-column-properties style:column-width="8.5cm" style:rel-column-width="32767*"/>
    </style:style>
    <style:style style:name="Tabla7.A1" style:family="table-cell">
      <style:table-cell-properties style:writing-mode="page"/>
    </style:style>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152345"/>
    </style:style>
    <style:style style:name="P3" style:family="paragraph" style:parent-style-name="Footer">
      <style:text-properties style:font-name="Fabrikat" fo:font-size="13pt" officeooo:rsid="002ec0d7" officeooo:paragraph-rsid="002ec0d7" style:font-size-asian="10.5pt"/>
    </style:style>
    <style:style style:name="P4" style:family="paragraph" style:parent-style-name="Footer">
      <style:text-properties officeooo:paragraph-rsid="0037e73e"/>
    </style:style>
    <style:style style:name="P5" style:family="paragraph" style:parent-style-name="Footer">
      <style:text-properties officeooo:rsid="000b2ba5" officeooo:paragraph-rsid="002ec0d7"/>
    </style:style>
    <style:style style:name="P6" style:family="paragraph" style:parent-style-name="Footer">
      <style:text-properties officeooo:paragraph-rsid="0037e73e"/>
    </style:style>
    <style:style style:name="P7" style:family="paragraph" style:parent-style-name="Heading_20_2">
      <style:paragraph-properties>
        <style:tab-stops/>
      </style:paragraph-properties>
    </style:style>
    <style:style style:name="P8" style:family="paragraph" style:parent-style-name="Heading_20_2">
      <style:text-properties officeooo:paragraph-rsid="00249b5b"/>
    </style:style>
    <style:style style:name="P9" style:family="paragraph" style:parent-style-name="Source_20_Code">
      <style:text-properties officeooo:paragraph-rsid="00049638"/>
    </style:style>
    <style:style style:name="P10" style:family="paragraph" style:parent-style-name="Source_20_Code">
      <style:text-properties officeooo:paragraph-rsid="0007b748"/>
    </style:style>
    <style:style style:name="P11" style:family="paragraph" style:parent-style-name="Source_20_Code">
      <style:text-properties officeooo:paragraph-rsid="001639e1"/>
    </style:style>
    <style:style style:name="P12" style:family="paragraph" style:parent-style-name="Source_20_Code">
      <style:text-properties officeooo:paragraph-rsid="00220ff1"/>
    </style:style>
    <style:style style:name="P13" style:family="paragraph" style:parent-style-name="Source_20_Code">
      <style:text-properties officeooo:paragraph-rsid="002300c2"/>
    </style:style>
    <style:style style:name="P14" style:family="paragraph" style:parent-style-name="Text_20_body">
      <style:text-properties officeooo:paragraph-rsid="00132c46"/>
    </style:style>
    <style:style style:name="P15" style:family="paragraph" style:parent-style-name="Text_20_body">
      <style:text-properties officeooo:paragraph-rsid="0013480f"/>
    </style:style>
    <style:style style:name="P16" style:family="paragraph" style:parent-style-name="Text_20_body">
      <style:text-properties officeooo:rsid="0013e0dc" officeooo:paragraph-rsid="0013e0dc"/>
    </style:style>
    <style:style style:name="P17" style:family="paragraph" style:parent-style-name="Text_20_body">
      <style:text-properties officeooo:rsid="00205d5f" officeooo:paragraph-rsid="00205d5f"/>
    </style:style>
    <style:style style:name="P18" style:family="paragraph" style:parent-style-name="Text_20_body">
      <style:text-properties officeooo:rsid="00205d5f" officeooo:paragraph-rsid="00208862"/>
    </style:style>
    <style:style style:name="P19" style:family="paragraph" style:parent-style-name="Text_20_body">
      <style:text-properties officeooo:paragraph-rsid="00205d5f"/>
    </style:style>
    <style:style style:name="P20" style:family="paragraph" style:parent-style-name="Text_20_body">
      <style:text-properties officeooo:paragraph-rsid="00208862"/>
    </style:style>
    <style:style style:name="P21" style:family="paragraph" style:parent-style-name="Text_20_body">
      <style:text-properties officeooo:rsid="00220ff1" officeooo:paragraph-rsid="00220ff1"/>
    </style:style>
    <style:style style:name="P22" style:family="paragraph" style:parent-style-name="Text_20_body">
      <style:paragraph-properties fo:margin-top="0cm" fo:margin-bottom="0cm" style:contextual-spacing="false"/>
    </style:style>
    <style:style style:name="T1" style:family="text">
      <style:text-properties officeooo:rsid="000cbcbc"/>
    </style:style>
    <style:style style:name="T2" style:family="text">
      <style:text-properties style:font-name="Fabrikat" fo:font-size="13pt" style:font-size-asian="10.5pt"/>
    </style:style>
    <style:style style:name="T3" style:family="text">
      <style:text-properties style:font-name="Fabrikat" fo:font-size="13pt" officeooo:rsid="002ec0d7" style:font-size-asian="10.5pt"/>
    </style:style>
    <style:style style:name="T4" style:family="text">
      <style:text-properties style:font-name="Fabrikat" fo:font-size="13pt" officeooo:rsid="00049638" style:font-size-asian="10.5pt"/>
    </style:style>
    <style:style style:name="T5" style:family="text">
      <style:text-properties style:font-name="Fabrikat" fo:font-size="13pt" officeooo:rsid="00102c1f" style:font-size-asian="10.5pt"/>
    </style:style>
    <style:style style:name="T6" style:family="text">
      <style:text-properties style:font-name="Fabrikat" fo:font-size="13pt" officeooo:rsid="00132c46" style:font-size-asian="10.5pt"/>
    </style:style>
    <style:style style:name="T7" style:family="text">
      <style:text-properties style:font-name="Fabrikat" fo:font-size="13pt" officeooo:rsid="0013480f" style:font-size-asian="10.5pt"/>
    </style:style>
    <style:style style:name="T8" style:family="text">
      <style:text-properties style:font-name="Fabrikat" fo:font-size="13pt" officeooo:rsid="0017a8ad" style:font-size-asian="10.5pt"/>
    </style:style>
    <style:style style:name="T9" style:family="text">
      <style:text-properties style:font-name="Fabrikat" fo:font-size="13pt" officeooo:rsid="00208862" style:font-size-asian="10.5pt"/>
    </style:style>
    <style:style style:name="T10" style:family="text">
      <style:text-properties style:font-name="Fabrikat" fo:font-size="13pt" officeooo:rsid="00220ff1" style:font-size-asian="10.5pt"/>
    </style:style>
    <style:style style:name="T11" style:family="text">
      <style:text-properties officeooo:rsid="003b54cc"/>
    </style:style>
    <style:style style:name="T12" style:family="text">
      <style:text-properties officeooo:rsid="0012abe4"/>
    </style:style>
    <style:style style:name="T13" style:family="text">
      <style:text-properties officeooo:rsid="0037e73e"/>
    </style:style>
    <style:style style:name="T14" style:family="text">
      <style:text-properties officeooo:rsid="003fd78e"/>
    </style:style>
    <style:style style:name="T15" style:family="text">
      <style:text-properties officeooo:rsid="00049638"/>
    </style:style>
    <style:style style:name="T16" style:family="text">
      <style:text-properties style:font-name="Liberation Mono" fo:font-size="10pt" fo:font-style="normal" fo:font-weight="normal" officeooo:rsid="00049638" style:font-name-asian="Noto Sans Mono CJK SC" style:font-size-asian="10pt" style:font-weight-asian="normal" style:font-name-complex="Liberation Mono" style:font-size-complex="10pt"/>
    </style:style>
    <style:style style:name="T17" style:family="text">
      <style:text-properties style:font-name="Liberation Mono" fo:font-size="10pt" fo:font-style="normal" fo:font-weight="normal" officeooo:rsid="0007b748" style:font-name-asian="Noto Sans Mono CJK SC" style:font-size-asian="10pt" style:font-weight-asian="normal" style:font-name-complex="Liberation Mono" style:font-size-complex="10pt"/>
    </style:style>
    <style:style style:name="T18" style:family="text">
      <style:text-properties officeooo:rsid="00132c46"/>
    </style:style>
    <style:style style:name="T19" style:family="text">
      <style:text-properties officeooo:rsid="0013480f"/>
    </style:style>
    <style:style style:name="T20" style:family="text">
      <style:text-properties officeooo:rsid="0013e0dc"/>
    </style:style>
    <style:style style:name="T21" style:family="text">
      <style:text-properties style:font-name="Linux Biolinum Keyboard1" officeooo:rsid="0013e0dc" style:font-name-asian="Linux Biolinum Keyboard1" style:font-name-complex="Linux Biolinum Keyboard1"/>
    </style:style>
    <style:style style:name="T22" style:family="text">
      <style:text-properties style:font-name="Chivo Black" fo:font-size="18pt" fo:font-style="normal" fo:font-weight="bold" officeooo:rsid="001e9f31" fo:background-color="transparent" loext:char-shading-value="0" style:font-name-asian="Microsoft YaHei" style:font-size-asian="18pt" style:language-asian="zxx" style:country-asian="none" style:font-weight-asian="bold" style:font-name-complex="Mangal" style:font-size-complex="18pt" style:language-complex="zxx" style:country-complex="none" style:font-weight-complex="bold"/>
    </style:style>
    <style:style style:name="T23" style:family="text">
      <style:text-properties officeooo:rsid="00205d5f"/>
    </style:style>
    <style:style style:name="T24" style:family="text">
      <style:text-properties fo:font-size="13pt" style:font-size-asian="10.5pt"/>
    </style:style>
    <style:style style:name="T25" style:family="text">
      <style:text-properties fo:font-size="13pt" officeooo:rsid="00208862" style:font-size-asian="10.5pt"/>
    </style:style>
    <style:style style:name="T26" style:family="text">
      <style:text-properties officeooo:rsid="00208862"/>
    </style:style>
    <style:style style:name="T27" style:family="text">
      <style:text-properties officeooo:rsid="002300c2"/>
    </style:style>
    <style:style style:name="T28" style:family="text">
      <style:text-properties officeooo:rsid="00249b5b"/>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uía de estilos de Python</text:p>
      <text:p text:style-name="Subtitle">PEP 8 <text:span text:style-name="T22">Condensado</text:span></text:p>
      <text:h text:style-name="Heading_20_2" text:outline-level="2">Introducción</text:h>
      <text:p text:style-name="P14"><text:span text:style-name="T6">La </text:span>guía de estilo de <text:span text:style-name="T18">Python </text:span>es un conjunto de recomendaciones sobre la forma de <text:span text:style-name="T18">estructurar y </text:span>dar formato a los programas. El interés de utilizar un estilo específico es facilitar la reutilización de código y la detección de errores <text:span text:style-name="T20">dentro de la comunidad</text:span>. <text:span text:style-name="T18">Cada lenguaje de programación establece con mayor o menor fuerza su estilo, pero independientemente del </text:span><text:span text:style-name="T7">mismo</text:span><text:span text:style-name="T18">, es </text:span>conveniente adoptar <text:span text:style-name="T7">su estilo </text:span>y utilizarlo de forma consistente.</text:p>
      <text:p text:style-name="P15"><text:span text:style-name="T19">Esta es una introducción a algunas de las recomendaciones de </text:span><text:span text:style-name="T7">la </text:span><text:span text:style-name="T19">guía de estilo oficial de Python cuyo original se encuentra aquí: </text:span><text:a xlink:type="simple" xlink:href="https://www.python.org/dev/peps/pep-0008/" text:style-name="Internet_20_link" text:visited-style-name="Visited_20_Internet_20_Link"><text:span text:style-name="T19">PEP 8</text:span></text:a><text:span text:style-name="T19">.</text:span></text:p>
      <text:h text:style-name="Heading_20_2" text:outline-level="2">Identificadores</text:h>
      <text:p text:style-name="P19">Nombra tus clases y funciones de manera consistente; la convención es usar <text:span text:style-name="Example">UpperCamelCase</text:span> para clases y <text:span text:style-name="Example">lowercase_with_underscores</text:span> para funciones y métodos. Utilice siempre <text:span text:style-name="Example">self</text:span> como el nombre del primer argumento del método.</text:p>
      <text:p text:style-name="P17">Los nombres de las variables en minúscula y las constantes todas en mayúsculas.</text:p>
      <text:h text:style-name="Heading_20_2" text:outline-level="2">Sangrado</text:h>
      <text:p text:style-name="P16">La agrupación de sentencias en Python se hace con el sangrado, también conocida como indentación, por lo que es importante que esto sea consistente.</text:p>
      <text:p text:style-name="Text_20_body">Sangrar con espacios en vez de tabuladores (<text:span text:style-name="T4">Thonny por defecto</text:span> <text:span text:style-name="T4">usa </text:span>espacios cuando se <text:span text:style-name="T4">presiona la tecla de</text:span> tabulador <text:span text:style-name="T21"></text:span>).</text:p>
      <text:p text:style-name="Text_20_body">Usar 4 espacios <text:span text:style-name="T5">para </text:span>cada nivel de sangrado.</text:p>
      <text:h text:style-name="P7" text:outline-level="2">Longitud de línea</text:h>
      <text:p text:style-name="Text_20_body">Las líneas no deben contener más de 79 caracteres. Si una línea tiene más de 79 caracteres, se debe dividir en varias líneas.</text:p>
      <text:p text:style-name="Source_20_Code"><text:soft-page-break/><text:span text:style-name="Source_20_Text">print("Esta línea es muy larga, tiene más de 79 caracteres, lo que dificulta su legibilidad")</text:span></text:p>
      <text:p text:style-name="Text_20_body">Se aconseja <text:span text:style-name="T15">usar una </text:span>sangría<text:span text:style-name="T15"> con </text:span>la<text:span text:style-name="T15">s</text:span> línea<text:span text:style-name="T15">s</text:span> partida<text:span text:style-name="T15">s</text:span> para distinguirla del resto del programa.</text:p>
      <text:p text:style-name="Text_20_body">Hay varias formas de <text:span text:style-name="T8">dividir</text:span> líneas:</text:p>
      <text:p text:style-name="Text_20_body">Si una expresión larga está entre paréntesis (o corchetes o llaves), la línea se puede partir en cualquier lugar, aunque se recomienda hacerlo después de comas o de un operador: </text:p>
      <text:p text:style-name="Text_20_body">En el caso de argumentos de funciones, se recomienda hacerlo después de una coma: </text:p>
      <text:p text:style-name="Source_20_Code"><text:span text:style-name="Source_20_Text"># </text:span><text:span text:style-name="Source_20_Text"><text:span text:style-name="T15">Alineada con el delimitador de apertura (paréntesis acá)</text:span></text:span></text:p>
      <text:p text:style-name="Source_20_Code"><text:span text:style-name="Source_20_Text">foo = </text:span><text:span text:style-name="Source_20_Text"><text:span text:style-name="T15">llamada_nombre_funcion_larga</text:span></text:span><text:span text:style-name="Source_20_Text">(var_</text:span><text:span text:style-name="Source_20_Text"><text:span text:style-name="T16">uno</text:span></text:span><text:span text:style-name="Source_20_Text">, var_</text:span><text:span text:style-name="Source_20_Text"><text:span text:style-name="T16">dos</text:span></text:span><text:span text:style-name="Source_20_Text">,</text:span></text:p>
      <text:p text:style-name="Source_20_Code"><text:span text:style-name="Source_20_Text"><text:s text:c="35"/>var_</text:span><text:span text:style-name="Source_20_Text"><text:span text:style-name="T16">tres</text:span></text:span><text:span text:style-name="Source_20_Text">, var_</text:span><text:span text:style-name="Source_20_Text"><text:span text:style-name="T16">cuatro</text:span></text:span><text:span text:style-name="Source_20_Text">)</text:span></text:p>
      <text:p text:style-name="Source_20_Code"><text:span text:style-name="Source_20_Text"># </text:span><text:span text:style-name="Source_20_Text"><text:span text:style-name="T15">Con más indentación como para diferenciarlo del resto</text:span></text:span></text:p>
      <text:p text:style-name="P11"><text:span text:style-name="Source_20_Text">def </text:span><text:span text:style-name="Source_20_Text"><text:span text:style-name="T15">otro_nombre_funcion_larg</text:span></text:span><text:span text:style-name="Source_20_Text"><text:span text:style-name="T16">o</text:span></text:span><text:span text:style-name="Source_20_Text">(</text:span></text:p>
      <text:p text:style-name="P11"><text:span text:style-name="Source_20_Text"><text:s text:c="12"/>var_</text:span><text:span text:style-name="Source_20_Text"><text:span text:style-name="T16">uno</text:span></text:span><text:span text:style-name="Source_20_Text">,var_</text:span><text:span text:style-name="Source_20_Text"><text:span text:style-name="T15">d</text:span></text:span><text:span text:style-name="Source_20_Text"><text:span text:style-name="T16">os</text:span></text:span><text:span text:style-name="Source_20_Text">,</text:span></text:p>
      <text:p text:style-name="P11"><text:span text:style-name="Source_20_Text"><text:s text:c="12"/>var_</text:span><text:span text:style-name="Source_20_Text"><text:span text:style-name="T16">tres</text:span></text:span><text:span text:style-name="Source_20_Text">, var_</text:span><text:span text:style-name="Source_20_Text"><text:span text:style-name="T15">cuatro</text:span></text:span><text:span text:style-name="Source_20_Text">):</text:span></text:p>
      <text:p text:style-name="Source_20_Code"><text:span text:style-name="Source_20_Text"><text:s text:c="4"/>print(var_</text:span><text:span text:style-name="Source_20_Text"><text:span text:style-name="T17">uno</text:span></text:span><text:span text:style-name="Source_20_Text">)</text:span></text:p>
      <text:p text:style-name="Text_20_body">En el caso de expresiones lógicas, pueden añadir paréntesis para poder partirlas después de un operador:</text:p>
      <text:p text:style-name="P9"><text:span text:style-name="Source_20_Text">if </text:span><text:span text:style-name="Example">(</text:span><text:span text:style-name="Source_20_Text">condicion1 and condicion2 and </text:span></text:p>
      <text:p text:style-name="P9"><text:span text:style-name="Source_20_Text"><text:s text:c="4"/>condicion3 and condicion4</text:span><text:span text:style-name="Example">)</text:span><text:span text:style-name="Source_20_Text">:</text:span></text:p>
      <text:p text:style-name="Source_20_Code"><text:span text:style-name="Source_20_Text"><text:s text:c="4"/>print("Hola")</text:span></text:p>
      <text:p text:style-name="P22">Si no hay paréntesis (ni corchetes ni llaves), la línea se puede partir utilizando la contrabarra (\). </text:p>
      <text:p text:style-name="Text_20_body">En el caso de expresiones lógicas, se aconseja hacerlo después de un operador:</text:p>
      <text:p text:style-name="Source_20_Code"><text:span text:style-name="Source_20_Text">if condicion1 and condicion2 and condicion3 and</text:span><text:span text:style-name="Example"> \</text:span></text:p>
      <text:p text:style-name="Source_20_Code"><text:span text:style-name="Source_20_Text"><text:s text:c="4"/>condicion4:</text:span></text:p>
      <text:p text:style-name="Source_20_Code"><text:span text:style-name="Source_20_Text"><text:s text:c="4"/>print("Hola")</text:span></text:p>
      <text:p text:style-name="Text_20_body">En el caso de cadenas, se aconseja partir la cadena en varias cadenas en vez de usar la contrabarra, porque partiendo la cadena se pueden sangrar las líneas. Las cadenas se pueden separar mediante comas o se puede obviar la coma. La diferencia es que al separar con comas se añade un espacio que habría que eliminar de la cadena. </text:p>
      <text:p text:style-name="Source_20_Code"><text:soft-page-break/><text:span text:style-name="Source_20_Text">print("Esta línea está cortada en dos líneas de menos de 79 caracteres</text:span><text:span text:style-name="Example"> \</text:span></text:p>
      <text:p text:style-name="Source_20_Code"><text:span text:style-name="Source_20_Text">usando una contrabarra")</text:span></text:p>
      <text:p text:style-name="Source_20_Code"><text:span text:style-name="Source_20_Text">print("Esta línea está cortada en dos líneas de menos de 79 caracteres</text:span><text:span text:style-name="Example">",</text:span></text:p>
      <text:p text:style-name="Source_20_Code"><text:span text:style-name="Example"><text:s text:c="6"/>"</text:span><text:span text:style-name="Source_20_Text">partiendo la cadena en dos")</text:span></text:p>
      <text:p text:style-name="Source_20_Code"><text:span text:style-name="Source_20_Text">print("Esta línea está cortada en dos líneas de menos de 79 caracteres</text:span><text:span text:style-name="Example"> "</text:span></text:p>
      <text:p text:style-name="Source_20_Code"><text:span text:style-name="Example"><text:s text:c="6"/>"</text:span><text:span text:style-name="Source_20_Text">partiendo la cadena en dos")</text:span></text:p>
      <text:h text:style-name="Heading_20_2" text:outline-level="2">Instrucciones por línea</text:h>
      <text:p text:style-name="Text_20_body">Aunque Python permite escribir varias instrucciones por línea separándolas por puntos y comas (<text:span text:style-name="Example">;</text:span>), se <text:span text:style-name="Strong_20_Emphasis">recomienda</text:span> escribir una única instrucción por línea.</text:p>
      <table:table table:name="Tabla7" table:style-name="Tabla7">
        <table:table-column table:style-name="Tabla7.A" table:number-columns-repeated="2"/>
        <table:table-row table:style-name="TableLine93923116797488">
          <table:table-cell table:style-name="Tabla7.A1" office:value-type="string">
            <text:p text:style-name="Table_20_Heading">Sí:</text:p>
          </table:table-cell>
          <table:table-cell table:style-name="Tabla7.A1" office:value-type="string">
            <text:p text:style-name="Table_20_Heading">No:</text:p>
          </table:table-cell>
        </table:table-row>
        <table:table-row table:style-name="TableLine93923116797488">
          <table:table-cell table:style-name="Tabla7.A1" office:value-type="string">
            <text:p text:style-name="Celda"><text:span text:style-name="Source_20_Text">print("Hola")</text:span></text:p>
            <text:p text:style-name="Celda"><text:span text:style-name="Source_20_Text">print("Adiós")</text:span></text:p>
          </table:table-cell>
          <table:table-cell table:style-name="Tabla7.A1" office:value-type="string">
            <text:p text:style-name="Celda"><text:span text:style-name="Source_20_Text">print("Hola"); print("Adiós")</text:span></text:p>
          </table:table-cell>
        </table:table-row>
      </table:table>
      <text:h text:style-name="Heading_20_2" text:outline-level="2">Espacios en blanco</text:h>
      <text:p text:style-name="Text_20_body">Evitar espacios en las siguientes situaciones:</text:p>
      <text:p text:style-name="Text_20_body">Justo en el interior de paréntesis, corchetes o llaves:</text:p>
      <table:table table:name="Tabla1" table:style-name="Tabla1">
        <table:table-column table:style-name="Tabla1.A" table:number-columns-repeated="2"/>
        <table:table-row table:style-name="TableLine93923124419072">
          <table:table-cell table:style-name="Tabla1.A1" office:value-type="string">
            <text:p text:style-name="Table_20_Heading">Sí:</text:p>
          </table:table-cell>
          <table:table-cell table:style-name="Tabla1.A1" office:value-type="string">
            <text:p text:style-name="Table_20_Heading">No:</text:p>
          </table:table-cell>
        </table:table-row>
        <table:table-row table:style-name="TableLine93923124419072">
          <table:table-cell table:style-name="Tabla1.A1" office:value-type="string">
            <text:p text:style-name="Celda"><text:span text:style-name="Source_20_Text">spam(ham[1], {eggs: 2})</text:span></text:p>
          </table:table-cell>
          <table:table-cell table:style-name="Tabla1.A1" office:value-type="string">
            <text:p text:style-name="Celda"><text:span text:style-name="Source_20_Text">spam(</text:span><text:span text:style-name="Example"> </text:span><text:span text:style-name="Source_20_Text">ham[</text:span><text:span text:style-name="Example"> </text:span><text:span text:style-name="Source_20_Text">1</text:span><text:span text:style-name="Example"> </text:span><text:span text:style-name="Source_20_Text">], { eggs:</text:span><text:span text:style-name="Example"> </text:span><text:span text:style-name="Source_20_Text">2</text:span><text:span text:style-name="Example"> </text:span><text:span text:style-name="Source_20_Text">}</text:span><text:span text:style-name="Example"> </text:span><text:span text:style-name="Source_20_Text">)</text:span></text:p>
          </table:table-cell>
        </table:table-row>
      </table:table>
      <text:p text:style-name="Text_20_body">Justo antes de una coma, punto y coma o dos puntos:</text:p>
      <table:table table:name="Tabla2" table:style-name="Tabla2">
        <table:table-column table:style-name="Tabla2.A" table:number-columns-repeated="2"/>
        <table:table-row table:style-name="TableLine93923085748640">
          <table:table-cell table:style-name="Tabla2.A1" office:value-type="string">
            <text:p text:style-name="Table_20_Heading">Sí:</text:p>
          </table:table-cell>
          <table:table-cell table:style-name="Tabla2.A1" office:value-type="string">
            <text:p text:style-name="Table_20_Heading">No:</text:p>
          </table:table-cell>
        </table:table-row>
        <table:table-row table:style-name="TableLine93923085748640">
          <table:table-cell table:style-name="Tabla2.A1" office:value-type="string">
            <text:p text:style-name="Celda"><text:span text:style-name="Source_20_Text">if x == 4: print x, y; x, y = y, x</text:span></text:p>
          </table:table-cell>
          <table:table-cell table:style-name="Tabla2.A1" office:value-type="string">
            <text:p text:style-name="Celda"><text:span text:style-name="Source_20_Text">if x == 4</text:span><text:span text:style-name="Example"> </text:span><text:span text:style-name="Source_20_Text">: print x</text:span><text:span text:style-name="Example"> </text:span><text:span text:style-name="Source_20_Text">, y</text:span><text:span text:style-name="Example"> </text:span><text:span text:style-name="Source_20_Text">; x</text:span><text:span text:style-name="Example"> </text:span><text:span text:style-name="Source_20_Text">, y = y</text:span><text:span text:style-name="Example"> </text:span><text:span text:style-name="Source_20_Text">, x</text:span></text:p>
          </table:table-cell>
        </table:table-row>
      </table:table>
      <text:p text:style-name="Text_20_body">Justo antes de abrir el paréntesis de una función:</text:p>
      <table:table table:name="Tabla3" table:style-name="Tabla3">
        <table:table-column table:style-name="Tabla3.A" table:number-columns-repeated="2"/>
        <table:table-row table:style-name="TableLine93923066457712">
          <table:table-cell table:style-name="Tabla3.A1" office:value-type="string">
            <text:p text:style-name="Table_20_Heading">Sí:</text:p>
          </table:table-cell>
          <table:table-cell table:style-name="Tabla3.A1" office:value-type="string">
            <text:p text:style-name="Table_20_Heading">No:</text:p>
          </table:table-cell>
        </table:table-row>
        <table:table-row table:style-name="TableLine93923066457712">
          <table:table-cell table:style-name="Tabla3.A1" office:value-type="string">
            <text:p text:style-name="Celda"><text:span text:style-name="Source_20_Text">spam(1)</text:span></text:p>
          </table:table-cell>
          <table:table-cell table:style-name="Tabla3.A1" office:value-type="string">
            <text:p text:style-name="Celda"><text:span text:style-name="Source_20_Text">spam</text:span><text:span text:style-name="Example"> </text:span><text:span text:style-name="Source_20_Text">(1)</text:span></text:p>
          </table:table-cell>
        </table:table-row>
      </table:table>
      <text:p text:style-name="Text_20_body">Justo antes de los corchetes que indican un índice:</text:p>
      <table:table table:name="Tabla4" table:style-name="Tabla4">
        <table:table-column table:style-name="Tabla4.A" table:number-columns-repeated="2"/>
        <table:table-row table:style-name="TableLine93923111759856">
          <table:table-cell table:style-name="Tabla4.A1" office:value-type="string">
            <text:p text:style-name="Table_20_Heading">Sí:</text:p>
          </table:table-cell>
          <table:table-cell table:style-name="Tabla4.A1" office:value-type="string">
            <text:p text:style-name="Table_20_Heading">No:</text:p>
          </table:table-cell>
        </table:table-row>
        <table:table-row table:style-name="TableLine93923111759856">
          <table:table-cell table:style-name="Tabla4.A1" office:value-type="string">
            <text:p text:style-name="Celda"><text:span text:style-name="Source_20_Text">dict['key'] = list[index]</text:span></text:p>
          </table:table-cell>
          <table:table-cell table:style-name="Tabla4.A1" office:value-type="string">
            <text:p text:style-name="Celda"><text:span text:style-name="Source_20_Text">dict</text:span><text:span text:style-name="Example"> </text:span><text:span text:style-name="Source_20_Text">['key'] = list</text:span><text:span text:style-name="Example"> </text:span><text:span text:style-name="Source_20_Text">[index]</text:span></text:p>
          </table:table-cell>
        </table:table-row>
      </table:table>
      <text:p text:style-name="Text_20_body"><text:soft-page-break/>No se debe alinear operadores de distintas líneas usando espacios</text:p>
      <table:table table:name="Tabla5" table:style-name="Tabla5">
        <table:table-column table:style-name="Tabla5.A" table:number-columns-repeated="2"/>
        <table:table-row table:style-name="TableLine93923119076544">
          <table:table-cell table:style-name="Tabla5.A1" office:value-type="string">
            <text:p text:style-name="Table_20_Heading">Sí:</text:p>
          </table:table-cell>
          <table:table-cell table:style-name="Tabla5.A1" office:value-type="string">
            <text:p text:style-name="Table_20_Heading">No:</text:p>
          </table:table-cell>
        </table:table-row>
        <table:table-row table:style-name="TableLine93923119076544">
          <table:table-cell table:style-name="Tabla5.A1" office:value-type="string">
            <text:p text:style-name="Celda"><text:span text:style-name="Source_20_Text">x = 1</text:span></text:p>
            <text:p text:style-name="Celda"><text:span text:style-name="Source_20_Text">y = 2</text:span></text:p>
            <text:p text:style-name="Celda"><text:span text:style-name="Source_20_Text">long_variable = 3</text:span></text:p>
          </table:table-cell>
          <table:table-cell table:style-name="Tabla5.A1" office:value-type="string">
            <text:p text:style-name="Celda"><text:span text:style-name="Source_20_Text">x</text:span><text:span text:style-name="Example"> <text:s text:c="11"/></text:span><text:span text:style-name="Source_20_Text"><text:s/>= 1</text:span></text:p>
            <text:p text:style-name="Celda"><text:span text:style-name="Source_20_Text">y</text:span><text:span text:style-name="Example"> <text:s text:c="11"/></text:span><text:span text:style-name="Source_20_Text"><text:s/>= 2</text:span></text:p>
            <text:p text:style-name="Celda"><text:span text:style-name="Source_20_Text">long_variable = 3</text:span></text:p>
          </table:table-cell>
        </table:table-row>
      </table:table>
      <text:h text:style-name="Heading_20_2" text:outline-level="2">Docstrings</text:h>
      <text:p text:style-name="P17"><text:span text:style-name="T26">Esta funcionalidad integra la documentación del programa como parte del mismo y como tal, t</text:span>odas las funciones deben tener un <text:span text:style-name="Example">docstring</text:span> <text:span text:style-name="T26">en que registramos el propósito </text:span><text:span text:style-name="T9">de la función.</text:span></text:p>
      <text:p text:style-name="P18"><text:span text:style-name="T9">Un </text:span><text:span text:style-name="Example"><text:span text:style-name="T25">docstring</text:span></text:span><text:span text:style-name="T9"> es una </text:span><text:span text:style-name="T2">cadena de texto </text:span><text:span text:style-name="T9">que va a continuación de la definición de un método, <text:s/>función, clase </text:span><text:span text:style-name="T10">e incluso módulos</text:span><text:span text:style-name="T9">. Esta cadena es guardada </text:span><text:span text:style-name="T2">en una variable especial llamada </text:span><text:span text:style-name="Example"><text:span text:style-name="T24">__doc__</text:span></text:span><text:span text:style-name="T2">, la cual es posible acceder usando </text:span><text:span text:style-name="Example"><text:span text:style-name="T24">help()</text:span></text:span><text:span text:style-name="T24">, </text:span><text:span text:style-name="T25">siendo e</text:span><text:span text:style-name="T2">sto </text:span><text:span text:style-name="T9">particularmente </text:span><text:span text:style-name="T2">útil </text:span><text:span text:style-name="T9">cuando utilizamos nuestros programas de manera </text:span><text:span text:style-name="T2">interactiva </text:span><text:span text:style-name="T9">en el REPL. Por otro lado, algunos de </text:span><text:span text:style-name="T2">los entornos de programación </text:span><text:span text:style-name="T9">(IDE’s) nos </text:span><text:span text:style-name="T2">lo </text:span><text:span text:style-name="T9">presentan al utilizar esta función o método</text:span><text:span text:style-name="T2">.</text:span></text:p>
      <text:p text:style-name="Source_20_Code">def suma_lenta(numero_1, numero_2):</text:p>
      <text:p text:style-name="Source_20_Code"><text:s text:c="4"/>"""</text:p>
      <text:p text:style-name="Source_20_Code"><text:s text:c="4"/>La suma lenta es una función que realiza la</text:p>
      <text:p text:style-name="Source_20_Code"><text:s text:c="4"/>operación aritmética de la suma pero de una</text:p>
      <text:p text:style-name="Source_20_Code"><text:s text:c="4"/>manera iterativa</text:p>
      <text:p text:style-name="Source_20_Code"><text:s text:c="4"/>"""</text:p>
      <text:p text:style-name="Source_20_Code"><text:s text:c="4"/>pass</text:p>
      <text:p text:style-name="P20">Y con la función definida, podemos acceder <text:span text:style-name="T26">al </text:span><text:span text:style-name="Example"><text:span text:style-name="T23">docstring</text:span></text:span><text:span text:style-name="T26"> usando:</text:span></text:p>
      <text:p text:style-name="Source_20_Code">&gt;&gt;&gt; help(suma_lenta)</text:p>
      <text:p text:style-name="Source_20_Code">Help on function suma_lenta in module __main__:</text:p>
      <text:p text:style-name="Source_20_Code"/>
      <text:p text:style-name="Source_20_Code">suma_lenta(numero_1, numero_2)</text:p>
      <text:p text:style-name="Source_20_Code"><text:s text:c="4"/>La suma lenta es una función que realiza la</text:p>
      <text:p text:style-name="Source_20_Code"><text:s text:c="4"/>operación aritmética de la suma pero de una</text:p>
      <text:p text:style-name="P13"><text:s text:c="4"/>manera iterativa</text:p>
      <text:p text:style-name="P21">Para un ejemplo más completo, prueben con:</text:p>
      <text:p text:style-name="P12"><text:soft-page-break/>&gt;&gt;&gt; import math</text:p>
      <text:p text:style-name="P12">&gt;&gt;&gt; help(math)</text:p>
      <text:h text:style-name="P8" text:outline-level="2"><text:span text:style-name="T28">O</text:span>tras recomendaciones</text:h>
      <text:p text:style-name="Text_20_body">Escribir un espacio antes y después de los operadores: asignación (<text:span text:style-name="Example">=</text:span>), asignación aumentada (<text:span text:style-name="Example">+=</text:span>, <text:span text:style-name="Example">-=</text:span> etc.), comparaciones (<text:span text:style-name="Example">==</text:span>, <text:span text:style-name="Example">&lt;</text:span>, <text:span text:style-name="Example">&gt;</text:span>, <text:span text:style-name="Example">!=</text:span>, <text:span text:style-name="Example">&lt;&gt;</text:span>, <text:span text:style-name="Example">&lt;=</text:span>, <text:span text:style-name="Example">&gt;=</text:span>, <text:span text:style-name="Example">in</text:span>, <text:span text:style-name="Example">not in</text:span>, <text:span text:style-name="Example">is</text:span>, <text:span text:style-name="Example">is not</text:span>), booleanos (<text:span text:style-name="Example">and</text:span>, <text:span text:style-name="Example">or</text:span>, <text:span text:style-name="Example">not</text:span>).</text:p>
      <text:p text:style-name="Text_20_body">Si se utilizan operadores con distintas prioridades, se aconseja utilizar espacios en los operadores de menor prioridad. Nunca escriba más de un espacio y escriba los mismos espacios antes y después de cada operador.</text:p>
      <table:table table:name="Tabla6" table:style-name="Tabla6">
        <table:table-column table:style-name="Tabla6.A" table:number-columns-repeated="2"/>
        <table:table-row table:style-name="TableLine93923113364336">
          <table:table-cell table:style-name="Tabla6.A1" office:value-type="string">
            <text:p text:style-name="Table_20_Heading">Sí:</text:p>
          </table:table-cell>
          <table:table-cell table:style-name="Tabla6.A1" office:value-type="string">
            <text:p text:style-name="Table_20_Heading">No:</text:p>
          </table:table-cell>
        </table:table-row>
        <table:table-row table:style-name="TableLine93923113364336">
          <table:table-cell table:style-name="Tabla6.A1" office:value-type="string">
            <text:p text:style-name="P10"><text:span text:style-name="Source_20_Text">i</text:span><text:span text:style-name="Example"> </text:span><text:span text:style-name="Source_20_Text">=</text:span><text:span text:style-name="Example"> </text:span><text:span text:style-name="Source_20_Text">i</text:span><text:span text:style-name="Example"> </text:span><text:span text:style-name="Source_20_Text">+</text:span><text:span text:style-name="Example"> </text:span><text:span text:style-name="Source_20_Text">1</text:span></text:p>
            <text:p text:style-name="P10"><text:span text:style-name="Source_20_Text">submitted +=</text:span><text:span text:style-name="Example"> </text:span><text:span text:style-name="Source_20_Text">1</text:span></text:p>
            <text:p text:style-name="P10"><text:span text:style-name="Source_20_Text">x = x*2 - 1</text:span></text:p>
            <text:p text:style-name="P10"><text:span text:style-name="Source_20_Text">hypot2 = x*x + y*y</text:span></text:p>
            <text:p text:style-name="P10"><text:span text:style-name="Source_20_Text">c = (a+b) * (a-b)</text:span></text:p>
          </table:table-cell>
          <table:table-cell table:style-name="Tabla6.A1" office:value-type="string">
            <text:p text:style-name="P10"><text:span text:style-name="Source_20_Text">i=i+1</text:span></text:p>
            <text:p text:style-name="P10"><text:span text:style-name="Source_20_Text">submitted +=1</text:span></text:p>
            <text:p text:style-name="P10"><text:span text:style-name="Source_20_Text">x = x</text:span><text:span text:style-name="Example"> </text:span><text:span text:style-name="Source_20_Text">*</text:span><text:span text:style-name="Example"> </text:span><text:span text:style-name="Source_20_Text">2 - 1</text:span></text:p>
            <text:p text:style-name="P10"><text:span text:style-name="Source_20_Text">hypot2 = x</text:span><text:span text:style-name="Example"> </text:span><text:span text:style-name="Source_20_Text">*</text:span><text:span text:style-name="Example"> </text:span><text:span text:style-name="Source_20_Text">x + y</text:span><text:span text:style-name="Example"> </text:span><text:span text:style-name="Source_20_Text">*</text:span><text:span text:style-name="Example"> </text:span><text:span text:style-name="Source_20_Text">y</text:span></text:p>
            <text:p text:style-name="P10"><text:span text:style-name="Source_20_Text">c = (a</text:span><text:span text:style-name="Example"> </text:span><text:span text:style-name="Source_20_Text">+</text:span><text:span text:style-name="Example"> </text:span><text:span text:style-name="Source_20_Text">b) * (a</text:span><text:span text:style-name="Example"> </text:span><text:span text:style-name="Source_20_Text">-</text:span><text:span text:style-name="Example"> </text:span><text:span text:style-name="Source_20_Text">b)</text:span></text:p>
          </table:table-cell>
        </table:table-row>
      </table:table>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nux Biolinum Keyboard1" svg:font-family="'Linux Biolinum Keyboard'" style:font-adornments="Normal"/>
    <style:font-face style:name="Mangal1" svg:font-family="Mangal"/>
    <style:font-face style:name="Calibri" svg:font-family="Calibri" style:font-family-generic="roman"/>
    <style:font-face style:name="Courier New" svg:font-family="'Courier New'" style:font-family-generic="modern" style:font-pitch="fixed"/>
    <style:font-face style:name="Liberation Mono" svg:font-family="'Liberation Mono'" style:font-family-generic="modern" style:font-pitch="fixed"/>
    <style:font-face style:name="Lohit Devanagari" svg:font-family="'Lohit Devanagari'"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WenQuanYi Zen Hei Mono" svg:font-family="'WenQuanYi Zen Hei Mono'" style:font-family-generic="modern" style:font-pitch="fixed"/>
    <style:font-face style:name="Droid Sans Mono" svg:font-family="'Droid Sans Mono'" style:font-adornments="Italic" style:font-family-generic="swiss" style:font-pitch="fixed"/>
    <style:font-face style:name="Droid Sans Mono1" svg:font-family="'Droid Sans Mono'" style:font-adornments="Regular" style:font-family-generic="swiss" style:font-pitch="fixed"/>
    <style:font-face style:name="Chivo Black" svg:font-family="'Chivo Black'" style:font-adornments="Normal" style:font-pitch="variable"/>
    <style:font-face style:name="Linux Biolinum Keyboard" svg:font-family="'Linux Biolinum Keyboard'" style:font-adornments="Normal" style:font-pitch="variable"/>
    <style:font-face style:name="Liberation Serif" svg:font-family="'Liberation Serif'" style:font-family-generic="roman" style:font-pitch="variable"/>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Droid Sans Mono" fo:font-family="'Droid Sans Mono'" style:font-style-name="Italic" style:font-family-generic="swiss"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6" fo:widows="6" style:page-number="auto" fo:background-color="transparent" fo:padding="0.3cm" fo:border="0.06pt solid #000000" style:shadow="none" fo:keep-with-next="always" text:number-lines="false" text:line-number="1">
        <style:tab-stops/>
      </style:paragraph-properties>
      <style:text-properties style:font-name="Droid Sans Mono1" fo:font-family="'Droid Sans Mono'" style:font-style-name="Regular" style:font-family-generic="swiss" style:font-pitch="fixed" fo:font-size="10pt" fo:font-style="normal" fo:font-weight="normal" style:font-weight-asian="normal"/>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04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style style:name="Romanos" style:family="paragraph" style:parent-style-name="List_20_Contents" style:list-style-name="Numbering_20_IVX"/>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elda" style:family="paragraph" style:parent-style-name="Preformatted_20_Text">
      <style:paragraph-properties fo:margin-top="0.499cm" fo:margin-bottom="0.499cm" style:contextual-spacing="tru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 fo:font-family="'Courier New'"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Citation" style:family="text">
      <style:text-properties fo:font-style="italic" style:font-style-asian="italic" style:font-style-complex="italic"/>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style:font-name="Fabrikat" fo:font-size="13pt" officeooo:rsid="002ec0d7" officeooo:paragraph-rsid="002ec0d7" style:font-size-asian="10.5pt"/>
    </style:style>
    <style:style style:name="MP3" style:family="paragraph" style:parent-style-name="Footer">
      <style:text-properties officeooo:rsid="000b2ba5" officeooo:paragraph-rsid="00152345"/>
    </style:style>
    <style:style style:name="MP4" style:family="paragraph" style:parent-style-name="Footer">
      <style:text-properties officeooo:paragraph-rsid="0037e73e"/>
    </style:style>
    <style:style style:name="MT1" style:family="text">
      <style:text-properties officeooo:rsid="000cbcbc"/>
    </style:style>
    <style:style style:name="MT2" style:family="text">
      <style:text-properties style:font-name="Fabrikat" fo:font-size="13pt" officeooo:rsid="002ec0d7" style:font-size-asian="10.5pt"/>
    </style:style>
    <style:style style:name="MT3" style:family="text">
      <style:text-properties officeooo:rsid="003b54cc"/>
    </style:style>
    <style:style style:name="MT4" style:family="text">
      <style:text-properties officeooo:rsid="0012abe4"/>
    </style:style>
    <style:style style:name="MT5" style:family="text">
      <style:text-properties officeooo:rsid="0037e73e"/>
    </style:style>
    <style:style style:name="MT6" style:family="text">
      <style:text-properties officeooo:rsid="003fd78e"/>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93923097423184" text:id="ct93923097423184">
            <text:deletion>
              <office:change-info>
                <dc:creator>Martín René Vilugrón</dc:creator>
                <dc:date>2021-04-21T15:23:16</dc:date>
              </office:change-info>
              <text:p text:style-name="MP1"><text:span text:style-name="MT1">Taller de Informática y TICs</text:span></text:p>
            </text:deletion>
          </text:changed-region>
          <text:changed-region xml:id="ct93923075563008" text:id="ct93923075563008">
            <text:insertion>
              <office:change-info>
                <dc:creator>Martín René Vilugrón</dc:creator>
                <dc:date>2021-04-21T15:23:16</dc:date>
              </office:change-info>
            </text:insertion>
          </text:changed-region>
        </text:tracked-changes>
        <text:p text:style-name="MP1"><draw:frame draw:style-name="Mfr1" draw:name="Imagen1" text:anchor-type="paragraph" svg:x="-0.011cm" svg:y="0.291cm" svg:width="6.588cm" svg:height="1.087cm" draw:z-index="3"><draw:image xlink:href="Pictures/1000336400001042000002AE8C2B294C3B05E066.svg" xlink:type="simple" xlink:show="embed" xlink:actuate="onLoad" draw:mime-type="image/svg+xml"/><draw:image xlink:href="Pictures/100002010000009D0000001ABF62597609AFE5FE.png" xlink:type="simple" xlink:show="embed" xlink:actuate="onLoad" draw:mime-type="image/png"/></draw:frame><text:tab/><text:tab/><text:change text:change-id="ct93923097423184"/><text:change-start text:change-id="ct93923075563008"/><text:span text:style-name="MT2">Introducción a la </text:span></text:p>
        <text:p text:style-name="MP2"><text:tab/><text:tab/>Ingeniería en Computación<text:change-end text:change-id="ct93923075563008"/></text:p>
        <text:p text:style-name="MP3"><text:tab/><text:tab/><text:date style:data-style-name="N107" text:date-value="2021-05-14T21:40:50.611439952">2021</text:date></text:p>
      </style:header>
      <style:footer>
        <text:tracked-changes>
          <text:changed-region xml:id="ct93923086423440" text:id="ct93923086423440">
            <text:insertion>
              <office:change-info>
                <dc:creator>Martín René Vilugrón</dc:creator>
                <dc:date>2021-04-21T20:31:32</dc:date>
              </office:change-info>
            </text:insertion>
          </text:changed-region>
          <text:changed-region xml:id="ct93923079353760" text:id="ct93923079353760">
            <text:deletion>
              <office:change-info>
                <dc:creator>Martín René Vilugrón</dc:creator>
                <dc:date>2021-04-21T20:28:59</dc:date>
              </office:change-info>
              <text:p text:style-name="MP4"><text:span text:style-name="MT6"><text:page-count>5</text:page-count></text:span></text:p>
            </text:deletion>
          </text:changed-region>
          <text:changed-region xml:id="ct93923088095616" text:id="ct93923088095616">
            <text:deletion>
              <office:change-info>
                <dc:creator>Martín René Vilugrón</dc:creator>
                <dc:date>2021-04-21T20:31:31</dc:date>
              </office:change-info>
              <text:p text:style-name="MP4"><text:span text:style-name="MT1"><text:s/></text:span></text:p>
            </text:deletion>
          </text:changed-region>
        </text:tracked-changes>
        <text:p text:style-name="MP4"><text:span text:style-name="MT3">r</text:span><text:editing-cycles>22</text:editing-cycles>/<text:span text:style-name="MT4"><text:date style:data-style-name="N107" text:date-value="2021-05-14T18:49:51.587688680" text:fixed="true">2021</text:date></text:span><text:span text:style-name="MT5">(MrTín)</text:span><text:tab/><text:tab/>Página <text:page-number text:select-page="current">5</text:page-number><text:s/><text:span text:style-name="MT1">de</text:span><text:change-start text:change-id="ct93923086423440"/><text:span text:style-name="MT1"> </text:span><text:change-end text:change-id="ct93923086423440"/><text:span text:style-name="MT1"><text:page-count>5</text:page-count></text:span><text:change text:change-id="ct93923079353760"/><text:change text:change-id="ct93923088095616"/></text:p>
      </style:footer>
    </style:master-page>
    <style:master-page style:name="HTML" style:page-layout-name="Mpm2"/>
    <style:master-page style:name="Landscape" style:page-layout-name="Mpm3"/>
    <style:master-page style:name="First_20_Page" style:display-name="First Page" style:page-layout-name="Mpm4" style:next-style-name="Standard"/>
    <style:master-page style:name="Index" style:page-layout-name="Mpm4"/>
    <style:master-page style:name="Left_20_Page" style:display-name="Left Page" style:page-layout-name="Mpm5" style:next-style-name="Right_20_Page"/>
    <style:master-page style:name="Right_20_Page" style:display-name="Right Page" style:page-layout-name="Mpm6"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ín René Vilugrón</meta:initial-creator>
    <meta:creation-date>2021-05-14T18:49:37.187798213</meta:creation-date>
    <dc:date>2021-05-14T21:32:03.466842923</dc:date>
    <dc:creator>Martín René Vilugrón</dc:creator>
    <meta:editing-duration>PT1H38M13S</meta:editing-duration>
    <meta:editing-cycles>22</meta:editing-cycles>
    <meta:generator>LibreOffice/7.0.5.2$Linux_X86_64 LibreOffice_project/00$Build-2</meta:generator>
    <meta:document-statistic meta:table-count="7" meta:image-count="1" meta:object-count="0" meta:page-count="5" meta:paragraph-count="120" meta:word-count="997" meta:character-count="6006" meta:non-whitespace-character-count="4965"/>
  </office:meta>
</office:document-meta>
</file>